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6c42a" officeooo:paragraph-rsid="0006c42a"/>
    </style:style>
    <style:style style:name="P2" style:family="paragraph" style:parent-style-name="Standard">
      <style:text-properties officeooo:rsid="00088e46" officeooo:paragraph-rsid="00088e46"/>
    </style:style>
    <style:style style:name="T1" style:family="text">
      <style:text-properties officeooo:rsid="00088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 monocytes ont été cultivés 5 jours en présence de M-CSF avec ou sans acide lactique ou en présence de GM-CSF avec ou sans acide lactique.<text:span text:style-name="T1"> Puis</text:span>,<text:span text:style-name="T1"> les</text:span> cellules ont été ou non stimulées au LPS.</text:p>
      <text:p text:style-name="P1"/>
      <text:p text:style-name="P1">1- Ce qui nous intéresse en premier temps est de voir les gènes modulés (augmentés ou inhibés) par AL en présence de GM-CSF.Deux analyses indépendantes peuvent donc être faites (a) sans LPS et (b) avec LPS.</text:p>
      <text:p text:style-name="P1">La stimulation au LPS a pour but d’induire plus de gènes pour ‘reveler’ plus de différences entre avec et sans AL. Comparer entre-elles les conditions « <text:span text:style-name="T1">stimulées</text:span> par LPS » vs « non stimulé » est peu intéressant.</text:p>
      <text:p text:style-name="P1">L’idéal serait d’avoir (pour la condition avec LPS et indépendament pour la condition sans LPS) :</text:p>
      <text:p text:style-name="P1"><text:span text:style-name="T1">– </text:span>la liste des gènes dont l’expression est augmentée ou diminuée par l’AL (et le facteur d’augmentation).Lorsque le facteur d’augmentation est important<text:span text:style-name="T1">,</text:span> nous vérifierons en protéine</text:p>
      <text:p text:style-name="P1"><text:span text:style-name="T1">– </text:span>un schéma de type heat map qui montre les clusters de gènes qui bougent (par exemple le cluster pro inflamatoire qui serait vert en GM-CSF et en rouge en GM-CSF + AL) et réciproquement pour les gènes qui diminuent avec AL.</text:p>
      <text:p text:style-name="P2">Il nou semble que la condition GM-CSF +AL induit l’expression de gènes qui sont très exprimés dans les M-CSF (et pas dans les GM-CSF ; c’est-à-dire des gènes connus comme spécifiques des cellules M-CSF). Nous expliquons cela par le fait que l’AL induit la consommation autocrine de M-CSF . Une solution serait donc :</text:p>
      <text:p text:style-name="P2">-d’isoler les gènes les élevés dans la condition M-CSF par rapport à la condition GM-CSF.</text:p>
      <text:p text:style-name="P2">-puis, parmi ces gènes spécifiques de M-CSF ,voir ceux qui sont communs avec ceux induits dans les macros GM-CSF + AL par rapport au GM-CSF seul (gènes augmentés par AL défini dans le point 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21:35.929661224</meta:creation-date>
    <dc:date>2017-05-22T10:43:06.696039043</dc:date>
    <meta:editing-duration>PT9M50S</meta:editing-duration>
    <meta:editing-cycles>1</meta:editing-cycles>
    <meta:document-statistic meta:table-count="0" meta:image-count="0" meta:object-count="0" meta:page-count="1" meta:paragraph-count="9" meta:word-count="296" meta:character-count="1711" meta:non-whitespace-character-count="1422"/>
    <meta:generator>LibreOffice/5.2.6.2$Linux_X86_64 LibreOffice_project/20m0$Build-2</meta:generator>
  </office:meta>
</office:document-meta>
</file>